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18c96" officeooo:paragraph-rsid="00118c96"/>
    </style:style>
    <style:style style:name="P2" style:family="paragraph" style:parent-style-name="Text_20_body" style:list-style-name="L1">
      <style:paragraph-properties fo:line-height="100%"/>
      <style:text-properties officeooo:rsid="00118c96" officeooo:paragraph-rsid="00118c96"/>
    </style:style>
    <style:style style:name="P3" style:family="paragraph" style:parent-style-name="Text_20_body">
      <style:text-properties officeooo:paragraph-rsid="0011f0a6"/>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paragraph-rsid="00123586"/>
    </style:style>
    <style:style style:name="P6" style:family="paragraph" style:parent-style-name="Text_20_body">
      <style:text-properties style:font-name="Liberation Serif" officeooo:rsid="00137bff" officeooo:paragraph-rsid="00137bff"/>
    </style:style>
    <style:style style:name="P7" style:family="paragraph" style:parent-style-name="Text_20_body">
      <style:text-properties style:font-name="Liberation Serif" officeooo:rsid="0014600d" officeooo:paragraph-rsid="0014600d"/>
    </style:style>
    <style:style style:name="P8" style:family="paragraph" style:parent-style-name="Text_20_body">
      <style:text-properties officeooo:rsid="00137bff" officeooo:paragraph-rsid="00137bff"/>
    </style:style>
    <style:style style:name="P9" style:family="paragraph" style:parent-style-name="Text_20_body">
      <style:text-properties officeooo:rsid="0015f780" officeooo:paragraph-rsid="0015f780"/>
    </style:style>
    <style:style style:name="P10" style:family="paragraph" style:parent-style-name="Text_20_body" style:list-style-name="L2">
      <style:text-properties officeooo:rsid="0015f780" officeooo:paragraph-rsid="0015f780"/>
    </style:style>
    <style:style style:name="P11" style:family="paragraph" style:parent-style-name="Text_20_body" style:list-style-name="L3">
      <style:text-properties officeooo:rsid="0015f780" officeooo:paragraph-rsid="0015f780"/>
    </style:style>
    <style:style style:name="P12" style:family="paragraph" style:parent-style-name="Text_20_body">
      <style:text-properties fo:font-style="italic" officeooo:rsid="0015f780" officeooo:paragraph-rsid="0015f780" style:font-style-asian="italic" style:font-style-complex="italic"/>
    </style:style>
    <style:style style:name="T1" style:family="text">
      <style:text-properties officeooo:rsid="00118c96"/>
    </style:style>
    <style:style style:name="T2" style:family="text">
      <style:text-properties fo:font-weight="bold" style:font-weight-asian="bold" style:font-weight-complex="bold"/>
    </style:style>
    <style:style style:name="T3" style:family="text">
      <style:text-properties fo:font-weight="bold" officeooo:rsid="0011f0a6" style:font-weight-asian="bold" style:font-weight-complex="bold"/>
    </style:style>
    <style:style style:name="T4" style:family="text">
      <style:text-properties fo:font-weight="bold" officeooo:rsid="00123586"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1f0a6"/>
    </style:style>
    <style:style style:name="T7" style:family="text">
      <style:text-properties fo:font-style="italic" style:font-style-asian="italic" style:font-style-complex="italic"/>
    </style:style>
    <style:style style:name="T8" style:family="text">
      <style:text-properties fo:font-style="italic" officeooo:rsid="0011f0a6" style:font-style-asian="italic" style:font-style-complex="italic"/>
    </style:style>
    <style:style style:name="T9" style:family="text">
      <style:text-properties officeooo:rsid="00123586"/>
    </style:style>
    <style:style style:name="T10" style:family="text">
      <style:text-properties fo:font-size="12pt"/>
    </style:style>
    <style:style style:name="T11" style:family="text">
      <style:text-properties fo:font-size="12pt" officeooo:rsid="00123586"/>
    </style:style>
    <style:style style:name="T12" style:family="text">
      <style:text-properties style:text-position="sub 58%" officeooo:rsid="00123586"/>
    </style:style>
    <style:style style:name="T13" style:family="text">
      <style:text-properties style:text-position="sub 58%" officeooo:rsid="00137bff"/>
    </style:style>
    <style:style style:name="T14" style:family="text">
      <style:text-properties style:text-position="sub 58%" fo:font-style="normal" style:font-style-asian="normal" style:font-style-complex="normal"/>
    </style:style>
    <style:style style:name="T15" style:family="text">
      <style:text-properties style:text-position="0% 100%"/>
    </style:style>
    <style:style style:name="T16" style:family="text">
      <style:text-properties style:text-position="0% 100%" officeooo:rsid="00123586"/>
    </style:style>
    <style:style style:name="T17" style:family="text">
      <style:text-properties style:text-position="0% 100%" officeooo:rsid="00137bff"/>
    </style:style>
    <style:style style:name="T18" style:family="text">
      <style:text-properties style:text-position="0% 100%" fo:font-weight="bold" officeooo:rsid="00137bff" style:font-weight-asian="bold" style:font-weight-complex="bold"/>
    </style:style>
    <style:style style:name="T19" style:family="text">
      <style:text-properties style:text-position="0% 100%"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fo:font-weight="bold" style:font-style-asian="normal" style:font-weight-asian="bold" style:font-style-complex="normal" style:font-weight-complex="bold"/>
    </style:style>
    <style:style style:name="T22" style:family="text">
      <style:text-properties style:text-position="0% 100%" fo:font-style="normal" fo:font-weight="normal" style:font-style-asian="normal" style:font-weight-asian="normal" style:font-style-complex="normal" style:font-weight-complex="normal"/>
    </style:style>
    <style:style style:name="T23" style:family="text">
      <style:text-properties style:text-position="0% 100%" fo:font-style="normal" fo:font-weight="normal" officeooo:rsid="00137bff"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der election in distributed system using the YoYo algorithm</text:p>
      <text:h text:style-name="Heading_20_1" text:outline-level="1"><text:line-break/><text:span text:style-name="T1">Problem description</text:span></text:h>
      <text:p text:style-name="P1"><text:tab/>Given a set of processes we need to establish an algorithm for leader election. The result of running this algorithm will be that one and only one process will be established as the leader. The rest of the processes will know how to transmit a message to the leader (directly or indirectly). The pre‑requisites are as follows:</text:p>
      <text:list xml:id="list2779953890243155725" text:style-name="L1">
        <text:list-item>
          <text:p text:style-name="P2">Each process possesses an <text:span text:style-name="T2">unique identifier (UID)</text:span></text:p>
        </text:list-item>
        <text:list-item>
          <text:p text:style-name="P2"><text:span text:style-name="T2">Total reliability</text:span>: No message is lost in transmision</text:p>
        </text:list-item>
        <text:list-item>
          <text:p text:style-name="P2"><text:span text:style-name="T2">Bi-directional communication channels</text:span><text:span text:style-name="T5">: if process A can communicate with process B directly, then process B can communicate directly with A</text:span> </text:p>
        </text:list-item>
      </text:list>
      <text:h text:style-name="Heading_20_1" text:outline-level="1">Solution</text:h>
      <text:p text:style-name="P3"><text:tab/><text:span text:style-name="T1">The solution relies on the unique identifiers of each process. Assuming there is a strict ordering relation between them (that is always true if the UIDs are numerical) we will choose the lowest value to be the leader. Since the processes can communicate bidirectionally, we can model our network as a graph where nodes are represented by processes and edges represent communication channels.</text:span></text:p>
      <text:p text:style-name="P3"><text:span text:style-name="T1"><text:tab/>To notify each node of the lowest UID in the graph, we must find an efficient way for the process with that UID (the future leader) to transmitting that information to all nodes. We will do this by applying a simple set of rules designed to minimize the network traffic.</text:span></text:p>
      <text:p text:style-name="P3"><text:tab/><text:span text:style-name="T6">The solution creates “local” leaders then runs an iterative process to eliminate them by expanding their vicinity. </text:span></text:p>
      <text:p text:style-name="P3"><text:tab/><text:span text:style-name="T6">The algorithm we will use is called </text:span><text:span text:style-name="T3">YoYo</text:span><text:span text:style-name="T6"> and was presented by Nicola Santoro in his book “</text:span><text:span text:style-name="T8">Design and analysis of distributed algorithms</text:span><text:span text:style-name="T6">”</text:span></text:p>
      <text:h text:style-name="Heading_20_1" text:outline-level="1">Algorithm</text:h>
      <text:h text:style-name="Heading_20_2" text:outline-level="2">Description</text:h>
      <text:p text:style-name="P4"><text:tab/><text:span text:style-name="T10">This </text:span><text:span text:style-name="T11">algorithm</text:span>, called YO-YO, is a minimum-finding algorithm and consists of two parts: a</text:p>
      <text:p text:style-name="P5">preprocessing phase and a sequence of iterations. </text:p>
      <text:h text:style-name="Heading_20_3" text:outline-level="3"><text:soft-page-break/>The preprocessing phase</text:h>
      <text:p text:style-name="P5"><text:span text:style-name="T4"><text:tab/>The preprocessing phase</text:span><text:span text:style-name="T9"> creates an directed acyclic graph over the network graph. To transform the graph into a directed graph, we simply orient each edge from the lower UID towards the larger one. Assume two processes p</text:span><text:span text:style-name="T12">A </text:span><text:span text:style-name="T16">and p</text:span><text:span text:style-name="T12">B </text:span><text:span text:style-name="T17">can communicate directly. If UID(p</text:span><text:span text:style-name="T13">A</text:span><text:span text:style-name="T17">) &lt; UID(p</text:span><text:span text:style-name="T13">B</text:span><text:span text:style-name="T17">) then we can orient the edge from p</text:span><text:span text:style-name="T13">A</text:span><text:span text:style-name="T17"> towards p</text:span><text:span text:style-name="T13">B</text:span><text:span text:style-name="T17"> (since we are electing the minimum value as leader). Therefore, each edge of the original graph is now oriented and we now have a </text:span><text:span text:style-name="T18">directed graph</text:span><text:span text:style-name="T17">.</text:span></text:p>
      <text:p text:style-name="P6"><text:span text:style-name="T15"><text:tab/>We can easily prove that the graph is </text:span><text:span text:style-name="T19">acyclic</text:span><text:span text:style-name="T20">, by proving there can not be a loop in the graph. To do this, simply assume we have a loop (p</text:span><text:span text:style-name="T14">A</text:span><text:span text:style-name="T20">, p</text:span><text:span text:style-name="T14">B</text:span><text:span text:style-name="T20">, …, p</text:span><text:span text:style-name="T14">C</text:span><text:span text:style-name="T20">, p</text:span><text:span text:style-name="T14">A</text:span><text:span text:style-name="T20">). This means UID(pA) &lt; UID(pB) &lt; … &lt; UID(pC) &lt; UID(pA). Since the oder relation is complete, this means it's transitive, therefore UID(pA) &lt; UID(pA) with is false since UID(pA) = UID(pA) for every process A.</text:span></text:p>
      <text:p text:style-name="P6"><text:span text:style-name="T20"><text:tab/>Having an DAG (directed acyclic graph), we can classify the nodes in 3 categories: </text:span><text:span text:style-name="T21">sources</text:span><text:span text:style-name="T20">, </text:span><text:span text:style-name="T21">sinks</text:span><text:span text:style-name="T20"> and </text:span><text:span text:style-name="T21">internal nodes</text:span><text:span text:style-name="T20">. If a node has only out-edges, it's a </text:span><text:span text:style-name="T21">source</text:span><text:span text:style-name="T20">. If it has only in-edges it's a </text:span><text:span text:style-name="T21">sink. </text:span><text:span text:style-name="T22">If neither of that is true, it's an </text:span><text:span text:style-name="T21">internal node</text:span><text:span text:style-name="T22">. The leader will be a source due to how we oriented the edges.</text:span></text:p>
      <text:p text:style-name="P7"><text:span text:style-name="T22"><text:tab/>As a result of the setup, each node will know whether it is a source, a sink, or an internal node. We will also use the terminology of “down” referring to the direction toward the sinks, and “up” referring to the direction toward the sources. </text:span><text:span text:style-name="T23">Once preprocessing ends, the iteration phase begins.</text:span></text:p>
      <text:h text:style-name="Heading_20_3" text:outline-level="3">The iteration phase</text:h>
      <text:p text:style-name="P8"><text:tab/>The core of the algorithm is a sequence of iterations. Each iteration acts as an electoral stage in which some of the candidates are removed from consideration. Each iteration is composed of two parts, or phases, called YO- and -YO.</text:p>
      <text:h text:style-name="Heading_20_4" text:outline-level="4">YO-</text:h>
      <text:p text:style-name="P9">This phase is started by the sources. Its purpose is to propagate to each sink the smallest among the values of the sources connected to that sink.</text:p>
      <text:list xml:id="list4637729572234473184" text:style-name="L2">
        <text:list-item>
          <text:p text:style-name="P10">A <text:span text:style-name="T2">source</text:span> sends its value down to all its out-neighbors.</text:p>
        </text:list-item>
        <text:list-item>
          <text:p text:style-name="P10">An <text:span text:style-name="T2">internal node </text:span>waits until it receives a value from all its in-neighbors. It then computes the minimum of all received values and sends it down to its out-neighbors.</text:p>
        </text:list-item>
        <text:list-item>
          <text:p text:style-name="P10">A <text:span text:style-name="T2">sink </text:span>waits until it receives a value from all its in-neighbors. It then computes the minimum of all received values and starts the second part of the iteration.</text:p>
        </text:list-item>
      </text:list>
      <text:h text:style-name="Heading_20_4" text:outline-level="4">- YO</text:h>
      <text:p text:style-name="P9"><text:tab/>This phase is started by the sinks. Its purpose is to eliminate some candidates, transforming some sources into sinks or internal nodes. This is done by having the sinks inform their connected sources of whether or not the id they sent is the smallest seen so far.</text:p>
      <text:p text:style-name="P9"><text:tab/>A sink sends YES to all in-neighbors from which the smallest value has been received. It sends <text:soft-page-break/>NO to all the others.</text:p>
      <text:p text:style-name="P9"><text:tab/>An internal node waits until it receives a vote from all its out-neighbors. If all votes are YES, it sends YES to all in-neighbors from which the smallest value has been received and NO to all the others. If at least a vote was NO, it sends NO to all its in-neighbors.</text:p>
      <text:p text:style-name="P9"><text:tab/>A source waits until it receives a vote from all its out-neighbors. If all votes are YES, it survives this iteration and starts the next one. If at least a vote was NO, it is no longer a candidate.</text:p>
      <text:p text:style-name="P9"><text:tab/>Before the next iteration can be started, the directions on the links in the DAG must <text:s/>be <text:s/>modified <text:s/>so <text:s/>that <text:s/>only <text:s/>the <text:s/>sources <text:s/>that <text:s/>are <text:s/>still <text:s/>candidate <text:s/>(i.e., <text:s/>those <text:s/>that received <text:s/>only YES) <text:s/>will <text:s/>still <text:s/>be <text:s/>sources; <text:s/>clearly, <text:s/>the <text:s/>modification <text:s/>must <text:s/>be <text:s/>done without <text:s/>creating <text:s/>cycles. <text:s/>In <text:s/>other <text:s/>words, <text:s/>we <text:s/>must <text:s/>transform <text:s/>the <text:s/>DAG <text:s/>into <text:s/>a <text:s/>new one, whose only sources are the undefeated ones in this iteration. This modification is fortunately simple to achieve. We need only to “flip” the direction of each link where a NO vote is sent. Thus, we have two meta-rules for the -YO part:</text:p>
      <text:list xml:id="list8754876097381127357" text:style-name="L3">
        <text:list-item>
          <text:p text:style-name="P11">When <text:s/>a <text:s/>node x sends NO to <text:s/>an <text:s/>in-neighbor y, <text:s/>it <text:s/>will <text:s/>reverse <text:s/>the <text:s/>(logical) direction of that link (thus, y becomes now an out-neighbor of x).</text:p>
        </text:list-item>
        <text:list-item>
          <text:p text:style-name="P11">When a node y receives NO from an out-neighbor x, it will reverse the (logical) direction of that link (thus, x becomes now an in-neighbor of y).</text:p>
        </text:list-item>
      </text:list>
      <text:p text:style-name="P9"><text:tab/><text:span text:style-name="T7">No new sources will be created when inverting the edges in the -YO phase.<text:tab/></text:span></text:p>
      <text:p text:style-name="P12"><text:tab/>Applying an iteration to a DAG with more than one source will result into a DAG with fewer sources. The source with smallest value will still be a source.</text:p>
      <text:h text:style-name="Heading_20_2" text:outline-level="2">Pseudo-code</text:h>
      <text:h text:style-name="Heading_20_2" text:outline-level="2">Example</text:h>
      <text:h text:style-name="Heading_20_2" text:outline-level="2">Correctness</text:h>
      <text:h text:style-name="Heading_20_2" text:outline-level="2">Complexity analysis</text:h>
      <text:h text:style-name="Heading_20_2" text:outline-level="2">Implementation</text:h>
      <text:h text:style-name="Heading_20_2" text:outline-level="2">Tes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8:29:01.474136508</meta:creation-date>
    <dc:date>2019-11-21T19:40:36.167433016</dc:date>
    <meta:editing-duration>PT25M22S</meta:editing-duration>
    <meta:editing-cycles>5</meta:editing-cycles>
    <meta:generator>LibreOffice/5.0.6.2$Linux_X86_64 LibreOffice_project/00$Build-2</meta:generator>
    <meta:document-statistic meta:table-count="0" meta:image-count="0" meta:object-count="0" meta:page-count="3" meta:paragraph-count="43" meta:word-count="1059" meta:character-count="6049" meta:non-whitespace-character-count="4971"/>
  </office:meta>
</office:document-meta>
</file>